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5-08</text:p>
          </table:table-cell>
          <table:table-cell office:value-type="float" office:value="104691">
            <text:p>104691</text:p>
          </table:table-cell>
        </table:table-row>
        <table:table-row table:style-name="ro1">
          <table:table-cell office:value-type="string">
            <text:p>2020-05-07</text:p>
          </table:table-cell>
          <table:table-cell office:value-type="float" office:value="103135">
            <text:p>103135</text:p>
          </table:table-cell>
        </table:table-row>
        <table:table-row table:style-name="ro1">
          <table:table-cell office:value-type="string">
            <text:p>2020-05-06</text:p>
          </table:table-cell>
          <table:table-cell office:value-type="float" office:value="101650">
            <text:p>101650</text:p>
          </table:table-cell>
        </table:table-row>
        <table:table-row table:style-name="ro1">
          <table:table-cell office:value-type="string">
            <text:p>2020-05-05</text:p>
          </table:table-cell>
          <table:table-cell office:value-type="float" office:value="99970">
            <text:p>99970</text:p>
          </table:table-cell>
        </table:table-row>
        <table:table-row table:style-name="ro1">
          <table:table-cell office:value-type="string">
            <text:p>2020-05-04</text:p>
          </table:table-cell>
          <table:table-cell office:value-type="float" office:value="98647">
            <text:p>98647</text:p>
          </table:table-cell>
        </table:table-row>
        <table:table-row table:style-name="ro1">
          <table:table-cell office:value-type="string">
            <text:p>2020-05-03</text:p>
          </table:table-cell>
          <table:table-cell office:value-type="float" office:value="97424">
            <text:p>97424</text:p>
          </table:table-cell>
        </table:table-row>
        <table:table-row table:style-name="ro1">
          <table:table-cell office:value-type="string">
            <text:p>2020-05-02</text:p>
          </table:table-cell>
          <table:table-cell office:value-type="float" office:value="96448">
            <text:p>96448</text:p>
          </table:table-cell>
        </table:table-row>
        <table:table-row table:style-name="ro1">
          <table:table-cell office:value-type="string">
            <text:p>2020-05-01</text:p>
          </table:table-cell>
          <table:table-cell office:value-type="float" office:value="95646">
            <text:p>95646</text:p>
          </table:table-cell>
        </table:table-row>
        <table:table-row table:style-name="ro1">
          <table:table-cell office:value-type="string">
            <text:p>2020-04-30</text:p>
          </table:table-cell>
          <table:table-cell office:value-type="float" office:value="94640">
            <text:p>94640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93657">
            <text:p>93657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92584">
            <text:p>92584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91472">
            <text:p>91472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90481">
            <text:p>90481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89328">
            <text:p>89328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88194">
            <text:p>88194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87026">
            <text:p>87026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85996">
            <text:p>85996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84802">
            <text:p>84802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83505">
            <text:p>83505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82211">
            <text:p>82211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80868">
            <text:p>80868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79494">
            <text:p>79494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77995">
            <text:p>77995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76389">
            <text:p>76389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74877">
            <text:p>74877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73303">
            <text:p>73303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71686">
            <text:p>71686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70029">
            <text:p>70029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68192">
            <text:p>68192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66220">
            <text:p>66220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64586">
            <text:p>64586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62589">
            <text:p>62589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60500">
            <text:p>60500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58226">
            <text:p>58226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55743">
            <text:p>55743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53183">
            <text:p>53183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50468">
            <text:p>50468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47593">
            <text:p>47593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44605">
            <text:p>44605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41495">
            <text:p>41495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38309">
            <text:p>38309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35408">
            <text:p>35408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32332">
            <text:p>32332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29406">
            <text:p>29406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27017">
            <text:p>27017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24811">
            <text:p>24811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23049">
            <text:p>23049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21638">
            <text:p>21638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20610">
            <text:p>20610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9644">
            <text:p>19644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8407">
            <text:p>18407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7361">
            <text:p>17361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6169">
            <text:p>16169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14991">
            <text:p>14991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13938">
            <text:p>13938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12729">
            <text:p>12729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1364">
            <text:p>11364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0075">
            <text:p>10075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8042">
            <text:p>8042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7161">
            <text:p>7161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6566">
            <text:p>6566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5823">
            <text:p>5823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4747">
            <text:p>4747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3513">
            <text:p>3513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2922">
            <text:p>292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2336">
            <text:p>2336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978">
            <text:p>97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9.05.2020</text:date>, <text:time>22:05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5:03.26</meta:creation-date>
    <dc:date>2020-05-09T22:05:45.60</dc:date>
    <meta:editing-duration>PT42S</meta:editing-duration>
    <meta:editing-cycles>1</meta:editing-cycles>
    <meta:document-statistic meta:table-count="3" meta:cell-count="138" meta:object-count="0"/>
    <meta:generator>OpenOffice/4.1.2$Win32 OpenOffice.org_project/412m3$Build-9782</meta:generator>
  </office:meta>
</office:document-meta>
</file>